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4f11" officeooo:paragraph-rsid="000e4f11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S donde</text:p>
      <text:p text:style-name="Standard">Salida JS</text:p>
      <text:p text:style-name="Standard">Declaraciones JS</text:p>
      <text:p text:style-name="Standard">Sintaxis JS</text:p>
      <text:p text:style-name="Standard">Comentarios de JS</text:p>
      <text:p text:style-name="Standard">Variables JS</text:p>
      <text:p text:style-name="Standard">Operadores JS</text:p>
      <text:p text:style-name="Standard">Aritmética JS</text:p>
      <text:p text:style-name="Standard">Asignación JS</text:p>
      <text:p text:style-name="Standard">Tipos de datos JS</text:p>
      <text:p text:style-name="Standard">Funciones JS</text:p>
      <text:p text:style-name="Standard">Objetos JS</text:p>
      <text:p text:style-name="Standard">JS Events</text:p>
      <text:p text:style-name="Standard">JS Strings</text:p>
      <text:p text:style-name="Standard">Métodos de cadena JS</text:p>
      <text:p text:style-name="Standard">Números JS</text:p>
      <text:p text:style-name="Standard">Métodos de números JS</text:p>
      <text:p text:style-name="Standard">Matrices JS</text:p>
      <text:p text:style-name="Standard">Métodos de matriz JS</text:p>
      <text:p text:style-name="Standard">JS Array Sort</text:p>
      <text:p text:style-name="Standard">JS Array Iteration</text:p>
      <text:p text:style-name="Standard">Fechas JS</text:p>
      <text:p text:style-name="Standard">Formatos de fecha JS</text:p>
      <text:p text:style-name="Standard">Fecha JS Obtener métodos</text:p>
      <text:p text:style-name="Standard">Métodos de ajuste de fecha JS</text:p>
      <text:p text:style-name="Standard">JS Math</text:p>
      <text:p text:style-name="Standard">JS Random</text:p>
      <text:p text:style-name="Standard">JS Booleans</text:p>
      <text:p text:style-name="Standard">JS Comparaciones</text:p>
      <text:p text:style-name="Standard">Condiciones JS</text:p>
      <text:p text:style-name="Standard">JS Switch</text:p>
      <text:p text:style-name="Standard">JS Loop For</text:p>
      <text:p text:style-name="Standard">JS Loop While</text:p>
      <text:p text:style-name="Standard">JS Break</text:p>
      <text:p text:style-name="Standard">Conversión de tipo JS</text:p>
      <text:p text:style-name="Standard">JS Bitwise</text:p>
      <text:p text:style-name="Standard">JS RegExp</text:p>
      <text:p text:style-name="Standard">Errores JS</text:p>
      <text:p text:style-name="Standard">Alcance de JS</text:p>
      <text:p text:style-name="Standard">Levantamiento JS</text:p>
      <text:p text:style-name="Standard">Modo estricto JS</text:p>
      <text:p text:style-name="Standard">JS esta palabra clave</text:p>
      <text:p text:style-name="Standard">JS Let</text:p>
      <text:p text:style-name="Standard">JS Const</text:p>
      <text:p text:style-name="Standard">Función de flecha JS</text:p>
      <text:p text:style-name="Standard">Clases JS</text:p>
      <text:p text:style-name="Standard">Depuración de JS</text:p>
      <text:p text:style-name="Standard">JS Style Guide</text:p>
      <text:p text:style-name="Standard">Mejores prácticas de JS</text:p>
      <text:p text:style-name="Standard">Errores de JS</text:p>
      <text:p text:style-name="Standard">JS Performance</text:p>
      <text:p text:style-name="Standard"><text:soft-page-break/>Palabras reservadas de JS</text:p>
      <text:p text:style-name="Standard">Versiones JS</text:p>
      <text:p text:style-name="Standard">JS versión ES5</text:p>
      <text:p text:style-name="Standard">JS versión ES6</text:p>
      <text:p text:style-name="Standard">JS JSON</text:p>
      <text:p text:style-name="Standard"/>
      <text:p text:style-name="Standard">JS Forms</text:p>
      <text:p text:style-name="Standard">JS Forms</text:p>
      <text:p text:style-name="Standard">API de formularios</text:p>
      <text:p text:style-name="Standard"/>
      <text:p text:style-name="Standard">Objetos JS</text:p>
      <text:p text:style-name="Standard">Definiciones de objetos</text:p>
      <text:p text:style-name="Standard">Propiedades del objeto</text:p>
      <text:p text:style-name="Standard">Métodos de objeto</text:p>
      <text:p text:style-name="Standard">Visualización de objetos</text:p>
      <text:p text:style-name="Standard">Accesores de objetos</text:p>
      <text:p text:style-name="Standard">Constructores de objetos</text:p>
      <text:p text:style-name="Standard">Prototipos de objetos</text:p>
      <text:p text:style-name="Standard">Objeto ECMAScript 5</text:p>
      <text:p text:style-name="Standard"/>
      <text:p text:style-name="Standard">Funciones JS</text:p>
      <text:p text:style-name="Standard">Definiciones de funciones</text:p>
      <text:p text:style-name="Standard">Parámetros de funciones</text:p>
      <text:p text:style-name="Standard">Invocación de funciones</text:p>
      <text:p text:style-name="Standard">Llamada de función</text:p>
      <text:p text:style-name="Standard">Función Aplicar</text:p>
      <text:p text:style-name="Standard">Cierres de funciones</text:p>
      <text:p text:style-name="Standard"/>
      <text:p text:style-name="Standard">JS HTML DOM</text:p>
      <text:p text:style-name="Standard">Introducción DOM</text:p>
      <text:p text:style-name="Standard">Métodos DOM</text:p>
      <text:p text:style-name="Standard">Documento DOM</text:p>
      <text:p text:style-name="Standard">Elementos DOM</text:p>
      <text:p text:style-name="Standard">DOM HTML</text:p>
      <text:p text:style-name="Standard">DOM CSS</text:p>
      <text:p text:style-name="Standard">Animaciones DOM</text:p>
      <text:p text:style-name="Standard">Eventos DOM</text:p>
      <text:p text:style-name="Standard">Oyente de eventos DOM</text:p>
      <text:p text:style-name="Standard">Navegación DOM</text:p>
      <text:p text:style-name="Standard">Nodos DOM</text:p>
      <text:p text:style-name="Standard">Colecciones DOM</text:p>
      <text:p text:style-name="Standard">Listas de nodos DOM</text:p>
      <text:p text:style-name="Standard"/>
      <text:p text:style-name="Standard">BOM del navegador JS</text:p>
      <text:p text:style-name="Standard">Ventana JS</text:p>
      <text:p text:style-name="Standard">Pantalla JS</text:p>
      <text:p text:style-name="Standard">JS Ubicación</text:p>
      <text:p text:style-name="Standard">JS History</text:p>
      <text:p text:style-name="Standard">JS Navigator</text:p>
      <text:p text:style-name="Standard">Alerta emergente JS</text:p>
      <text:p text:style-name="Standard">JS Timing</text:p>
      <text:p text:style-name="Standard">Cookies JS</text:p>
      <text:p text:style-name="Standard"><text:soft-page-break/></text:p>
      <text:p text:style-name="Standard">JS AJAX</text:p>
      <text:p text:style-name="Standard">Introducción a AJAX</text:p>
      <text:p text:style-name="Standard">AJAX XMLHttp</text:p>
      <text:p text:style-name="Standard">Solicitud AJAX</text:p>
      <text:p text:style-name="Standard">Respuesta AJAX</text:p>
      <text:p text:style-name="Standard">Archivo XML AJAX</text:p>
      <text:p text:style-name="Standard">PHP AJAX</text:p>
      <text:p text:style-name="Standard">AJAX ASP</text:p>
      <text:p text:style-name="Standard">Base de datos AJAX</text:p>
      <text:p text:style-name="Standard">Aplicaciones AJAX</text:p>
      <text:p text:style-name="Standard">Ejemplos AJAX</text:p>
      <text:p text:style-name="Standard"/>
      <text:p text:style-name="Standard">JS JSON</text:p>
      <text:p text:style-name="Standard">Introducción a JSON</text:p>
      <text:p text:style-name="Standard">Sintaxis JSON</text:p>
      <text:p text:style-name="Standard">JSON vs XML</text:p>
      <text:p text:style-name="Standard">Tipos de datos JSON</text:p>
      <text:p text:style-name="Standard">JSON Parse</text:p>
      <text:p text:style-name="Standard">JSON Stringify</text:p>
      <text:p text:style-name="Standard">Objetos JSON</text:p>
      <text:p text:style-name="Standard">Matrices JSON</text:p>
      <text:p text:style-name="Standard">JSON PHP</text:p>
      <text:p text:style-name="Standard">JSON HTML</text:p>
      <text:p text:style-name="Standard">JSON JSONP</text:p>
      <text:p text:style-name="Standard"/>
      <text:p text:style-name="Standard">JS vs jQuery</text:p>
      <text:p text:style-name="Standard">Selectores jQuery</text:p>
      <text:p text:style-name="Standard">jQuery HTML</text:p>
      <text:p text:style-name="Standard">jQuery CSS</text:p>
      <text:p text:style-name="Standard">jQuery DOM</text:p>
      <text:p text:style-name="Standard"/>
      <text:p text:style-name="Standard">JS Ejemplos</text:p>
      <text:p text:style-name="Standard">JS Ejemplos</text:p>
      <text:p text:style-name="Standard">JS HTML DOM</text:p>
      <text:p text:style-name="Standard">Entrada HTML JS</text:p>
      <text:p text:style-name="Standard">JS HTML Objects</text:p>
      <text:p text:style-name="Standard">JS HTML Events</text:p>
      <text:p text:style-name="Standard">Navegador JS</text:p>
      <text:p text:style-name="Standard">JS Editor</text:p>
      <text:p text:style-name="Standard">Ejercicios JS</text:p>
      <text:p text:style-name="Standard">JS Quiz</text:p>
      <text:p text:style-name="Standard">Certificado JS</text:p>
      <text:p text:style-name="Standard"/>
      <text:p text:style-name="Standard">Referencias JS</text:p>
      <text:p text:style-name="Standard">Objetos JavaScript</text:p>
      <text:p text:style-name="Standard">Objetos HTML DOM</text:p>
      <text:p text:style-name="Standard"/>
      <text:p text:style-name="P2">Temas relacionados</text:p>
      <text:p text:style-name="Standard"/>
      <text:p text:style-name="Standard">¡Los principiantes completos comienzan aquí!</text:p>
      <text:p text:style-name="Standard">Comenzando con la Web</text:p>
      <text:p text:style-name="Standard">Introducción a la descripción general de la web</text:p>
      <text:p text:style-name="Standard">Instalar software básico</text:p>
      <text:p text:style-name="Standard">¿Cómo será tu sitio web?</text:p>
      <text:p text:style-name="Standard">Manejo de archivos</text:p>
      <text:p text:style-name="Standard">Conceptos básicos de HTML</text:p>
      <text:p text:style-name="Standard">Conceptos básicos de CSS</text:p>
      <text:p text:style-name="Standard">Conceptos básicos de JavaScript</text:p>
      <text:p text:style-name="Standard">Publicando su sitio web</text:p>
      <text:p text:style-name="Standard">Cómo funciona la web</text:p>
      <text:p text:style-name="Standard"/>
      <text:p text:style-name="Standard">HTML - Estructurando la Web</text:p>
      <text:p text:style-name="Standard">Introducción a HTML</text:p>
      <text:p text:style-name="Standard">Multimedia e incrustación</text:p>
      <text:p text:style-name="Standard">Tablas HTML</text:p>
      <text:p text:style-name="Standard">CSS - Estilizando la Web</text:p>
      <text:p text:style-name="Standard">Primeros pasos de CSS</text:p>
      <text:p text:style-name="Standard">Bloques de construcción CSS</text:p>
      <text:p text:style-name="Standard">Texto de estilo</text:p>
      <text:p text:style-name="Standard">Diseño CSS</text:p>
      <text:p text:style-name="Standard">JavaScript: secuencias de comandos dinámicas del lado del cliente</text:p>
      <text:p text:style-name="Standard">JavaScript primeros pasos</text:p>
      <text:p text:style-name="Standard">Bloques de construcción de JavaScript</text:p>
      <text:p text:style-name="Standard">Introduciendo objetos JavaScript</text:p>
      <text:p text:style-name="Standard">JavaScript asincrónico</text:p>
      <text:p text:style-name="Standard">API web del lado del cliente</text:p>
      <text:p text:style-name="Standard">Formularios web: trabajar con datos de usuario</text:p>
      <text:p text:style-name="Standard">Vía de aprendizaje de formas básicas</text:p>
      <text:p text:style-name="Standard">Artículos de formularios avanzados</text:p>
      <text:p text:style-name="Standard">Accesibilidad: haga que la web sea utilizable por todos</text:p>
      <text:p text:style-name="Standard">Guías de accesibilidad</text:p>
      <text:p text:style-name="Standard">Evaluación de accesibilidad</text:p>
      <text:p text:style-name="Standard">Herramientas y pruebas</text:p>
      <text:p text:style-name="Standard">Prueba cruzada del navegador</text:p>
      <text:p text:style-name="Standard">Git y GitHub</text:p>
      <text:p text:style-name="Standard">Introducción a los marcos del lado del cliente</text:p>
      <text:p text:style-name="Standard">Reaccionar</text:p>
      <text:p text:style-name="Standard">Ascua</text:p>
      <text:p text:style-name="Standard">Vue</text:p>
      <text:p text:style-name="Standard">Programación de sitios web del lado del servidor</text:p>
      <text:p text:style-name="Standard">Primeros pasos</text:p>
      <text:p text:style-name="Standard">Marco web Django (Python)</text:p>
      <text:p text:style-name="Standard">Express Web Framework (node.js / JavaScript)</text:p>
      <text:p text:style-name="Standard">Recursos adicionales</text:p>
      <text:p text:style-name="Standard">Preguntas comunes</text:p>
      <text:p text:style-name="Standard">Cómo contribu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6-11T14:15:36.373097692</meta:creation-date>
    <meta:generator>LibreOffice/6.0.7.3$Linux_X86_64 LibreOffice_project/00m0$Build-3</meta:generator>
    <dc:date>2020-06-11T14:33:52.639808455</dc:date>
    <dc:creator>codefuncode </dc:creator>
    <meta:editing-duration>PT8M19S</meta:editing-duration>
    <meta:editing-cycles>2</meta:editing-cycles>
    <meta:document-statistic meta:table-count="0" meta:image-count="0" meta:object-count="0" meta:page-count="4" meta:paragraph-count="187" meta:word-count="542" meta:character-count="3187" meta:non-whitespace-character-count="2832"/>
  </office:meta>
</office:document-meta>
</file>